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pport_5f_texte">
      <style:text-properties fo:language="fr" fo:country="FR" fo:font-weight="bold" officeooo:paragraph-rsid="000a7fe7" style:font-weight-asian="bold" style:font-weight-complex="bold"/>
    </style:style>
    <style:style style:name="P2" style:family="paragraph" style:parent-style-name="support_5f_texte">
      <style:text-properties fo:language="fr" fo:country="FR" officeooo:paragraph-rsid="000a7fe7"/>
    </style:style>
    <style:style style:name="P3" style:family="paragraph" style:parent-style-name="support_5f_texte">
      <style:paragraph-properties fo:break-before="page"/>
      <style:text-properties fo:language="fr" fo:country="FR" officeooo:paragraph-rsid="000a7fe7"/>
    </style:style>
    <style:style style:name="P4" style:family="paragraph" style:parent-style-name="Heading_20_2">
      <style:text-properties fo:language="fr" fo:country="FR" officeooo:paragraph-rsid="000a7fe7"/>
    </style:style>
    <style:style style:name="P5" style:family="paragraph" style:parent-style-name="support_5f_code">
      <style:text-properties fo:language="fr" fo:country="FR" officeooo:paragraph-rsid="000a7f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h text:style-name="P4" text:outline-level="2"><text:bookmark-start text:name="__RefHeading__18058_320015457"/>- REQUÊTES AGRÉGATS<text:bookmark-end text:name="__RefHeading__18058_320015457"/></text:h>
      <text:p text:style-name="P2"/>
      <text:p text:style-name="P1">-- CA GLOBAL</text:p>
      <text:p text:style-name="P2"/>
      <text:p text:style-name="P5">SELECT SUM(l.qte * p.prix) `CA Total`</text:p>
      <text:p text:style-name="P5">FROM produits p INNER JOIN ligcdes l </text:p>
      <text:p text:style-name="P5">ON p.id_produit = l.id_produit;</text:p>
      <text:p text:style-name="P2"/>
      <text:p text:style-name="P2"/>
      <text:p text:style-name="P2"/>
      <text:p text:style-name="P1">-- CA par produit</text:p>
      <text:p text:style-name="P2"/>
      <text:p text:style-name="P5">SELECT p.designation `Désignation`,</text:p>
      <text:p text:style-name="P5">SUM(l.qte * p.prix) `CA par produit` </text:p>
      <text:p text:style-name="P5">FROM produits p INNER JOIN ligcdes l </text:p>
      <text:p text:style-name="P5">ON p.id_produit = l.id_produit </text:p>
      <text:p text:style-name="P5">GROUP BY p.designation;</text:p>
      <text:p text:style-name="P2"/>
      <text:p text:style-name="P2"/>
      <text:p text:style-name="P2"/>
      <text:p text:style-name="P1">-- CA par produit++ (Jointure externe)</text:p>
      <text:p text:style-name="P2"/>
      <text:p text:style-name="P5">SELECT p.designation `Désignation`, </text:p>
      <text:p text:style-name="P5">SUM(l.qte * p.prix) `CA par produit++` </text:p>
      <text:p text:style-name="P5">FROM produits p LEFT OUTER JOIN ligcdes l </text:p>
      <text:p text:style-name="P5">ON p.id_produit = l.id_produit </text:p>
      <text:p text:style-name="P5">GROUP BY p.designation </text:p>
      <text:p text:style-name="P5">ORDER BY 2 DESC;</text:p>
      <text:p text:style-name="P2"/>
      <text:p text:style-name="P2"/>
      <text:p text:style-name="P2"/>
      <text:p text:style-name="P1">-- Si vous voulez afficher 0.00 à la place de NULL ...</text:p>
      <text:p text:style-name="P2"/>
      <text:p text:style-name="P5">SELECT p.designation `Désignation`, </text:p>
      <text:p text:style-name="P5">IF(ISNULL(SUM(l.qte * p.prix)), 0, SUM(l.qte * p.prix)) `CA par produit++` </text:p>
      <text:p text:style-name="P5">FROM produits p LEFT OUTER JOIN ligcdes l </text:p>
      <text:p text:style-name="P5">ON p.id_produit = l.id_produit </text:p>
      <text:p text:style-name="P5">GROUP BY p.designation </text:p>
      <text:p text:style-name="P5">ORDER BY 2 DESC;</text:p>
      <text:p text:style-name="P2"/>
      <text:p text:style-name="P1">-- ou mieux</text:p>
      <text:p text:style-name="P2"/>
      <text:p text:style-name="P5">SELECT p.designation `Désignation`, </text:p>
      <text:p text:style-name="P5">IFNULL(SUM(l.qte * p.prix), 0) `CA par produit++` </text:p>
      <text:p text:style-name="P5">FROM produits p LEFT OUTER JOIN ligcdes l </text:p>
      <text:p text:style-name="P5">ON p.id_produit = l.id_produit </text:p>
      <text:p text:style-name="P5">GROUP BY p.designation </text:p>
      <text:p text:style-name="P5">ORDER BY 2 DESC;</text:p>
      <text:p text:style-name="P2"/>
      <text:p text:style-name="P3"/>
      <text:p text:style-name="P1">-- CA par ville</text:p>
      <text:p text:style-name="P2"/>
      <text:p text:style-name="P5">SELECT v.nom_ville `Ville`, </text:p>
      <text:p text:style-name="P5">SUM(l.qte * p.prix) AS `CA par ville` </text:p>
      <text:p text:style-name="P5">FROM produits p </text:p>
      <text:p text:style-name="P5">INNER JOIN ligcdes l </text:p>
      <text:p text:style-name="P5">ON p.id_produit = l.id_produit </text:p>
      <text:p text:style-name="P5">INNER JOIN cdes cd </text:p>
      <text:p text:style-name="P5">ON l.id_cde = cd.id_cde </text:p>
      <text:p text:style-name="P5">INNER JOIN clients c </text:p>
      <text:p text:style-name="P5">ON cd.id_client = c.id_client </text:p>
      <text:p text:style-name="P5">INNER JOIN villes v </text:p>
      <text:p text:style-name="P5">ON c.cp = v.cp </text:p>
      <text:p text:style-name="P5">GROUP BY v.nom_ville;</text:p>
      <text:p text:style-name="P2"/>
      <text:p text:style-name="P2"/>
      <text:p text:style-name="P2"/>
      <text:p text:style-name="P1"># Nombre de commandes par année</text:p>
      <text:p text:style-name="P2"/>
      <text:p text:style-name="P5">SELECT YEAR(cd.date_cde) `Année`, COUNT(*) `Nombre de commandes`</text:p>
      <text:p text:style-name="P5">FROM cdes cd</text:p>
      <text:p text:style-name="P5">GROUP BY YEAR(cd.date_cde);</text:p>
      <text:p text:style-name="P2"/>
      <text:p text:style-name="P2"/>
      <text:p text:style-name="P2"/>
      <text:p text:style-name="P1"># Nombre de commandes par client</text:p>
      <text:p text:style-name="P2"/>
      <text:p text:style-name="P5">SELECT c.id_client `ID Client`, c.nom `Nom du client`, COUNT(*) `Nombre de commandes`</text:p>
      <text:p text:style-name="P5">FROM cdes cd JOIN clients c</text:p>
      <text:p text:style-name="P5">ON cd.id_client = c.id_client</text:p>
      <text:p text:style-name="P5">GROUP BY c.id_client, c.nom;</text:p>
      <text:p text:style-name="P2"/>
      <text:p text:style-name="P3"/>
      <text:p text:style-name="P1">-- CA par ville et par produit</text:p>
      <text:p text:style-name="P2"/>
      <text:p text:style-name="P5">SELECT v.nom_ville AS `Ville`, </text:p>
      <text:p text:style-name="P5">p.designation AS `Désignation`, </text:p>
      <text:p text:style-name="P5">SUM(l.qte * p.prix) AS `CA par ville, par produit` </text:p>
      <text:p text:style-name="P5">FROM produits p </text:p>
      <text:p text:style-name="P5">INNER JOIN ligcdes l </text:p>
      <text:p text:style-name="P5">ON p.id_produit = l.id_produit </text:p>
      <text:p text:style-name="P5">INNER JOIN cdes cd </text:p>
      <text:p text:style-name="P5">ON l.id_cde = cd.id_cde </text:p>
      <text:p text:style-name="P5">INNER JOIN clients c </text:p>
      <text:p text:style-name="P5">ON cd.id_client = c.id_client </text:p>
      <text:p text:style-name="P5">INNER JOIN villes v </text:p>
      <text:p text:style-name="P5">ON c.cp = v.cp </text:p>
      <text:p text:style-name="P5">GROUP BY v.nom_ville, p.designation;</text:p>
      <text:p text:style-name="P2"/>
      <text:p text:style-name="P2"/>
      <text:p text:style-name="P1">-- CA par ville et par produit++ (Jointure externe)</text:p>
      <text:p text:style-name="P2"/>
      <text:p text:style-name="P5">SELECT p.designation AS `Désignation`, </text:p>
      <text:p text:style-name="P5">v.nom_ville AS `Ville`, </text:p>
      <text:p text:style-name="P5">SUM(l.qte * p.prix) AS `CA par produit et par ville ++` </text:p>
      <text:p text:style-name="P5">FROM produits p LEFT JOIN ligcdes l ON p.id_produit = l.id_produit </text:p>
      <text:p text:style-name="P5">LEFT JOIN cdes cd ON l.id_cde = cd.id_cde </text:p>
      <text:p text:style-name="P5">LEFT JOIN clients c ON cd.id_client = c.id_client </text:p>
      <text:p text:style-name="P5">LEFT JOIN villes v ON c.cp = v.cp </text:p>
      <text:p text:style-name="P5">GROUP BY p.designation, v.nom_ville </text:p>
      <text:p text:style-name="P5">ORDER BY 2 DESC;</text:p>
      <text:p text:style-name="P2"/>
      <text:p text:style-name="P2"/>
      <text:p text:style-name="P1">-- CA par année</text:p>
      <text:p text:style-name="P2"/>
      <text:p text:style-name="P5">SELECT YEAR(cd.date_cde) `Année`, </text:p>
      <text:p text:style-name="P5">SUM(l.qte * p.prix) `CA par année`</text:p>
      <text:p text:style-name="P5">FROM produits p INNER JOIN ligcdes l ON p.id_produit = l.id_produit </text:p>
      <text:p text:style-name="P5">INNER JOIN cdes cd ON l.id_cde = cd.id_cde </text:p>
      <text:p text:style-name="P5">GROUP BY YEAR(cd.date_cde);</text:p>
      <text:p text:style-name="P2"/>
      <text:p text:style-name="P3"/>
      <text:p text:style-name="P1">-- CA par année pour l'Evian</text:p>
      <text:p text:style-name="P2"/>
      <text:p text:style-name="P5">SELECT YEAR(cd.date_cde) `Année`, </text:p>
      <text:p text:style-name="P5">SUM(l.qte * p.prix) `CA par année` </text:p>
      <text:p text:style-name="P5">FROM produits p INNER JOIN ligcdes l ON p.id_produit = l.id_produit </text:p>
      <text:p text:style-name="P5">INNER JOIN cdes cd ON l.id_cde = cd.id_cde </text:p>
      <text:p text:style-name="P5">WHERE UPPER(designation) = 'EVIAN' </text:p>
      <text:p text:style-name="P5">GROUP BY YEAR(cd.date_cde);</text:p>
      <text:p text:style-name="P2"/>
      <text:p text:style-name="P2"/>
      <text:p text:style-name="P1">-- CA par ville et par année</text:p>
      <text:p text:style-name="P2"/>
      <text:p text:style-name="P5">SELECT v.nom_ville `Ville`, </text:p>
      <text:p text:style-name="P5">YEAR(cd.date_cde) `Année`, </text:p>
      <text:p text:style-name="P5">SUM(l.qte * p.prix) `CA par ville et par année` </text:p>
      <text:p text:style-name="P5">FROM produits p INNER JOIN ligcdes l ON p.id_produit = l.id_produit </text:p>
      <text:p text:style-name="P5">INNER JOIN cdes cd ON l.id_cde = cd.id_cde </text:p>
      <text:p text:style-name="P5">INNER JOIN clients c ON cd.id_client = c.id_client </text:p>
      <text:p text:style-name="P5">INNER JOIN villes v ON c.cp = v.cp </text:p>
      <text:p text:style-name="P5">GROUP BY v.nom_ville, YEAR(cd.date_cde);</text:p>
      <text:p text:style-name="P2"/>
      <text:p text:style-name="P2"/>
      <text:p text:style-name="P1">-- CA par produit quand le CA est supérieur à 100 euros pour le produit en question</text:p>
      <text:p text:style-name="P2"/>
      <text:p text:style-name="P5">SELECT SUM(l.qte * p.prix) `CA par produit`, </text:p>
      <text:p text:style-name="P5">p.designation `Désignation` </text:p>
      <text:p text:style-name="P5">FROM produits p INNER JOIN ligcdes l </text:p>
      <text:p text:style-name="P5">ON p.id_produit = l.id_produit </text:p>
      <text:p text:style-name="P5">GROUP BY p.designation </text:p>
      <text:p text:style-name="P5">HAVING SUM(l.qte * p.prix) &gt; 100;</text:p>
      <text:p text:style-name="P2"/>
      <text:p text:style-name="P2"/>
      <text:p text:style-name="P1">-- Liste des produits dont le CA est compris entre 50 et 100</text:p>
      <text:p text:style-name="P2"/>
      <text:p text:style-name="P5">SELECT p.designation AS `Désignation`, </text:p>
      <text:p text:style-name="P5">SUM(p.prix * l.qte) AS CA </text:p>
      <text:p text:style-name="P5">FROM produits p INNER JOIN ligcdes l </text:p>
      <text:p text:style-name="P5">ON p.id_produit = l.id_produit</text:p>
      <text:p text:style-name="P5">GROUP BY p.designation </text:p>
      <text:p text:style-name="P5">HAVING CA BETWEEN 50 AND 100;</text:p>
      <text:p text:style-name="P2"/>
      <text:p text:style-name="P2"/>
      <text:p text:style-name="P1">-- Nombre de commandes pour le mois en cours</text:p>
      <text:p text:style-name="P2"/>
      <text:p text:style-name="P5">SELECT YEAR(date_cde) `Année`,</text:p>
      <text:p text:style-name="P5">MONTH(date_cde) `Mois`, </text:p>
      <text:p text:style-name="P5">COUNT(*) `Nombre de commandes`</text:p>
      <text:p text:style-name="P5">FROM cdes </text:p>
      <text:p text:style-name="P5">WHERE YEAR(date_cde) = YEAR(CURDATE()) AND MONTH(date_cde) = MONTH(CURDATE());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upport_5f_texte" style:display-name="support_texte" style:family="paragraph" style:parent-style-name="Standard"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2pt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solid" draw:fill-color="#ffff00" draw:opacity="100%"/>
      <style:paragraph-properties fo:margin-left="1.016cm" fo:margin-right="0cm" fo:margin-top="0.423cm" fo:margin-bottom="0.106cm" loext:contextual-spacing="false" fo:text-indent="-1.016cm" style:auto-text-indent="false" fo:background-color="#ffff00" fo:padding-left="0cm" fo:padding-right="0cm" fo:padding-top="0.035cm" fo:padding-bottom="0cm" fo:border-left="none" fo:border-right="none" fo:border-top="0.51pt solid #000000" fo:border-bottom="none" fo:keep-with-next="always">
        <style:tab-stops>
          <style:tab-stop style:position="1.501cm"/>
        </style:tab-stops>
      </style:paragraph-properties>
      <style:text-properties fo:font-variant="small-caps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support_5f_code" style:display-name="support_code" style:family="paragraph" style:parent-style-name="Standard">
      <style:paragraph-properties fo:padding-left="0.141cm" fo:padding-right="0cm" fo:padding-top="0cm" fo:padding-bottom="0cm" fo:border-left="0.99pt solid #808080" fo:border-right="none" fo:border-top="none" fo:border-bottom="none"/>
      <style:text-properties style:font-name="Courier New" fo:font-family="'Courier New'" style:font-family-generic="modern" fo:font-size="9pt" style:font-size-asian="9pt" style:font-name-complex="Courier New" style:font-family-complex="'Courier New'" style:font-family-generic-complex="moder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4T09:14:53.389000000</meta:creation-date>
    <dc:date>2020-12-04T09:15:19.730000000</dc:date>
    <meta:editing-duration>PT26S</meta:editing-duration>
    <meta:editing-cycles>1</meta:editing-cycles>
    <meta:document-statistic meta:table-count="0" meta:image-count="0" meta:object-count="0" meta:page-count="4" meta:paragraph-count="120" meta:word-count="647" meta:character-count="4052" meta:non-whitespace-character-count="3449"/>
    <meta:generator>LibreOffice/6.2.4.2$Windows_X86_64 LibreOffice_project/2412653d852ce75f65fbfa83fb7e7b669a126d64</meta:generator>
  </office:meta>
</office:document-meta>
</file>